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4pt" officeooo:rsid="0007ef57" officeooo:paragraph-rsid="0007ef57" style:font-size-asian="14pt" style:font-size-complex="14pt"/>
    </style:style>
    <style:style style:name="P2" style:family="paragraph" style:parent-style-name="Standard">
      <style:paragraph-properties fo:text-align="justify" style:justify-single-word="false"/>
      <style:text-properties style:font-name="Times New Roman" fo:font-size="14pt" officeooo:rsid="0007ef57" officeooo:paragraph-rsid="0007ef57" style:font-size-asian="14pt" style:font-size-complex="14pt"/>
    </style:style>
    <style:style style:name="P3" style:family="paragraph" style:parent-style-name="Standard">
      <style:paragraph-properties fo:text-align="justify" style:justify-single-word="false"/>
      <style:text-properties style:font-name="Times New Roman" fo:font-size="14pt" officeooo:rsid="0007ef57" officeooo:paragraph-rsid="00102cc2" style:font-size-asian="14pt" style:font-size-complex="14pt"/>
    </style:style>
    <style:style style:name="P4" style:family="paragraph" style:parent-style-name="Standard">
      <style:paragraph-properties fo:text-align="justify" style:justify-single-word="false"/>
      <style:text-properties style:font-name="Times New Roman" fo:font-size="14pt" officeooo:rsid="0007ef57" officeooo:paragraph-rsid="001fe0e5" style:font-size-asian="14pt" style:font-size-complex="14pt"/>
    </style:style>
    <style:style style:name="P5" style:family="paragraph" style:parent-style-name="Standard">
      <style:text-properties style:font-name="Times New Roman" fo:font-size="14pt" officeooo:rsid="00103c43" officeooo:paragraph-rsid="00103c43" style:font-size-asian="14pt" style:font-size-complex="14pt"/>
    </style:style>
    <style:style style:name="P6" style:family="paragraph" style:parent-style-name="Standard">
      <style:paragraph-properties fo:text-align="justify" style:justify-single-word="false"/>
      <style:text-properties style:font-name="Times New Roman" fo:font-size="14pt" officeooo:rsid="0011f214" officeooo:paragraph-rsid="0011f214" style:font-size-asian="14pt" style:font-size-complex="14pt"/>
    </style:style>
    <style:style style:name="P7" style:family="paragraph" style:parent-style-name="Standard">
      <style:paragraph-properties fo:text-align="justify" style:justify-single-word="false"/>
      <style:text-properties style:font-name="Times New Roman" fo:font-size="14pt" officeooo:rsid="001235c4" officeooo:paragraph-rsid="001235c4" style:font-size-asian="14pt" style:font-size-complex="14pt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14pt" fo:font-weight="bold" officeooo:rsid="0007ef57" officeooo:paragraph-rsid="0007ef57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justify" style:justify-single-word="false"/>
      <style:text-properties style:font-name="Times New Roman" fo:font-size="14pt" fo:font-weight="bold" officeooo:rsid="00098837" officeooo:paragraph-rsid="00102cc2" style:font-size-asian="14pt" style:font-weight-asian="bold" style:font-size-complex="14pt" style:font-weight-complex="bold"/>
    </style:style>
    <style:style style:name="P10" style:family="paragraph" style:parent-style-name="Standard">
      <loext:graphic-properties draw:fill="none"/>
      <style:paragraph-properties fo:margin-left="0cm" fo:margin-right="-1cm" fo:text-indent="0cm" style:auto-text-indent="false" fo:background-color="transparent"/>
      <style:text-properties style:font-name="Times New Roman" fo:font-size="14pt" officeooo:rsid="0007ef57" officeooo:paragraph-rsid="00103c43" style:font-size-asian="14pt" style:font-size-complex="14pt"/>
    </style:style>
    <style:style style:name="P11" style:family="paragraph" style:parent-style-name="Standard">
      <loext:graphic-properties draw:fill="none"/>
      <style:paragraph-properties fo:margin-left="0cm" fo:margin-right="-1cm" fo:text-indent="0cm" style:auto-text-indent="false" fo:background-color="transparent"/>
      <style:text-properties style:font-name="Times New Roman" fo:font-size="14pt" officeooo:rsid="0007ef57" officeooo:paragraph-rsid="0007ef57" style:font-size-asian="14pt" style:font-size-complex="14pt"/>
    </style:style>
    <style:style style:name="P12" style:family="paragraph" style:parent-style-name="Standard">
      <loext:graphic-properties draw:fill="none"/>
      <style:paragraph-properties fo:margin-left="0cm" fo:margin-right="-1cm" fo:text-indent="0cm" style:auto-text-indent="false" fo:background-color="transparent"/>
      <style:text-properties style:font-name="Times New Roman" fo:font-size="14pt" officeooo:rsid="0007ef57" officeooo:paragraph-rsid="001d6428" style:font-size-asian="14pt" style:font-size-complex="14pt"/>
    </style:style>
    <style:style style:name="P13" style:family="paragraph" style:parent-style-name="Standard" style:master-page-name="">
      <loext:graphic-properties draw:fill="none"/>
      <style:paragraph-properties fo:margin-left="0cm" fo:margin-right="-1cm" fo:text-indent="0cm" style:auto-text-indent="false" style:page-number="auto" fo:background-color="transparent"/>
      <style:text-properties style:font-name="Times New Roman" fo:font-size="14pt" officeooo:rsid="0007ef57" officeooo:paragraph-rsid="00103c43" style:font-size-asian="14pt" style:font-size-complex="14pt"/>
    </style:style>
    <style:style style:name="P14" style:family="paragraph">
      <style:paragraph-properties fo:text-align="center"/>
    </style:style>
    <style:style style:name="T1" style:family="text">
      <style:text-properties officeooo:rsid="00098837"/>
    </style:style>
    <style:style style:name="T2" style:family="text">
      <style:text-properties fo:font-weight="bold" officeooo:rsid="00098837" style:font-weight-asian="bold" style:font-weight-complex="bold"/>
    </style:style>
    <style:style style:name="T3" style:family="text">
      <style:text-properties officeooo:rsid="00102cc2"/>
    </style:style>
    <style:style style:name="T4" style:family="text">
      <style:text-properties fo:font-weight="normal" officeooo:rsid="00098837" style:font-weight-asian="normal" style:font-weight-complex="normal"/>
    </style:style>
    <style:style style:name="T5" style:family="text">
      <style:text-properties officeooo:rsid="00103c43"/>
    </style:style>
    <style:style style:name="T6" style:family="text">
      <style:text-properties officeooo:rsid="001235c4"/>
    </style:style>
    <style:style style:name="T7" style:family="text">
      <style:text-properties officeooo:rsid="00192cc6"/>
    </style:style>
    <style:style style:name="T8" style:family="text">
      <style:text-properties officeooo:rsid="001d6428"/>
    </style:style>
    <style:style style:name="T9" style:family="text">
      <style:text-properties officeooo:rsid="001fe0e5"/>
    </style:style>
    <style:style style:name="T10" style:family="text">
      <style:text-properties officeooo:rsid="00161827"/>
    </style:style>
    <style:style style:name="T11" style:family="text">
      <style:text-properties officeooo:rsid="00258841"/>
    </style:style>
    <style:style style:name="T12" style:family="text">
      <style:text-properties officeooo:rsid="002195e3"/>
    </style:style>
    <style:style style:name="T13" style:family="text">
      <style:text-properties officeooo:rsid="00238546"/>
    </style:style>
    <style:style style:name="gr1" style:family="graphic">
      <style:graphic-properties svg:stroke-width="0.019cm" svg:stroke-color="#000000" draw:marker-start-width="0.404cm" draw:marker-end-width="0.404cm" draw:textarea-horizontal-align="center" draw:textarea-vertical-align="middle" fo:padding-top="0.011cm" fo:padding-bottom="0.011cm" fo:padding-left="0.011cm" fo:padding-right="0.01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0.03cm" svg:stroke-color="#000000" draw:marker-start-width="0.432cm" draw:marker-end-width="0.432cm" draw:textarea-horizontal-align="center" draw:textarea-vertical-align="middle" fo:padding-top="0.016cm" fo:padding-bottom="0.016cm" fo:padding-left="0.016cm" fo:padding-right="0.01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Муниципальное бюджетное учреждение <text:line-break/>«<text:span text:style-name="T1">Спортивная школа №7</text:span>» <text:line-break/>муниципального образования город Краснодар</text:p>
      <text:p text:style-name="P8"/>
      <text:p text:style-name="P8">АКТ ПРОВЕРКИ</text:p>
      <text:p text:style-name="P8">№__</text:p>
      <text:p text:style-name="P8"/>
      <text:p text:style-name="P1">Дата проверки <text:tab/><text:tab/><text:tab/><text:tab/><text:tab/><text:tab/><text:tab/> <text:s text:c="9"/><text:span text:style-name="T13">21</text:span> <text:span text:style-name="T1">февраля</text:span> 201<text:span text:style-name="T1">7</text:span> года</text:p>
      <text:p text:style-name="P1">Место проверки СК «Екатеринодар»</text:p>
      <text:p text:style-name="P1">Вид спорта Теннис</text:p>
      <text:p text:style-name="P1"/>
      <text:p text:style-name="P1">Тренер <text:span text:style-name="T2">Алексеев Владимир Александрович</text:span></text:p>
      <text:p text:style-name="P9"/>
      <text:p text:style-name="P2"/>
      <text:p text:style-name="P4">Группа № <text:span text:style-name="T9">18</text:span> <text:span text:style-name="T10">тренировочного </text:span>этап<text:span text:style-name="T11">а</text:span> <text:span text:style-name="T9">1</text:span> год<text:span text:style-name="T7">(а)</text:span> обучения: количество занимающихся по журналу учёта спортивной подготовки <text:span text:style-name="T9">4</text:span> человек, из них присутствовало на тренировке ___ человек, по уважительным причинам ___ человек<text:span text:style-name="T3">(а)</text:span>, без уважительных причин ___ человек<text:span text:style-name="T3">(а) (список занимающихся прилагается)</text:span>.</text:p>
      <text:p text:style-name="P3"/>
      <text:p text:style-name="P2"/>
      <text:p text:style-name="P2">Наличие документации тренера:</text:p>
      <text:p text:style-name="P2">1. Журнал учёта спортивной подготовки: в наличии у всех групп.</text:p>
      <text:p text:style-name="P2">2. Текущее планирование спортивной подготовки: в наличии у всех групп.</text:p>
      <text:p text:style-name="P2"/>
      <text:p text:style-name="P2"><text:span text:style-name="T6">А</text:span>нализ проверки групп: Группы укомплектованы, отсутствовало на тренировках ___ человек<text:span text:style-name="T7">(</text:span>а<text:span text:style-name="T7">)</text:span>, из них по уважительным причинам ___ челове<text:span text:style-name="T7">к(а)</text:span>, без уважительных причин ___ человек<text:span text:style-name="T3">(а)</text:span>. Журналы учёта спортивной подготовки в наличии у всех групп.</text:p>
      <text:p text:style-name="P7">В ходе проверки выявлены нарушения:___________________________________</text:p>
      <text:p text:style-name="P7">____________________________________________________________________</text:p>
      <text:p text:style-name="P7">____________________________________________________________________</text:p>
      <text:p text:style-name="P6"/>
      <text:p text:style-name="P5">Председатель комиссии</text:p>
      <text:p text:style-name="P13"><draw:line text:anchor-type="paragraph" draw:z-index="0" draw:name="Фигура1" draw:style-name="gr1" draw:text-style-name="P14" svg:x1="10.474cm" svg:y1="0.556cm" svg:x2="12.647cm" svg:y2="0.556cm"><text:p/></draw:line>Заместитель директора <text:span text:style-name="T5">по </text:span>м<text:span text:style-name="T5">етодической работе <text:s text:c="26"/></text:span><text:s text:c="2"/>Е.А.Микаилова</text:p>
      <text:p text:style-name="P10">Ч<text:span text:style-name="T5">л</text:span>ены <text:span text:style-name="T5">к</text:span>омиссии:</text:p>
      <text:p text:style-name="P10"><draw:line text:anchor-type="paragraph" draw:z-index="1" draw:name="Фигура1" draw:style-name="gr2" draw:text-style-name="P14" svg:x1="10.474cm" svg:y1="0.556cm" svg:x2="12.647cm" svg:y2="0.556cm"><text:p/></draw:line><draw:line text:anchor-type="paragraph" draw:z-index="6" draw:name="Фигура1" draw:style-name="gr3" draw:text-style-name="P14" svg:x1="10.474cm" svg:y1="0.556cm" svg:x2="12.647cm" svg:y2="0.556cm"><text:p/></draw:line><draw:line text:anchor-type="paragraph" draw:z-index="11" draw:name="Фигура1" draw:style-name="gr1" draw:text-style-name="P14" svg:x1="10.474cm" svg:y1="0.556cm" svg:x2="12.647cm" svg:y2="0.556cm"><text:p/></draw:line>Заместитель директора <text:span text:style-name="T5">по спортивной работе <text:s text:c="25"/></text:span><text:s text:c="6"/><text:span text:style-name="T5">С.Л.Челокян</text:span></text:p>
      <text:p text:style-name="P11"><draw:line text:anchor-type="paragraph" draw:z-index="2" draw:name="Фигура1" draw:style-name="gr2" draw:text-style-name="P14" svg:x1="10.474cm" svg:y1="0.556cm" svg:x2="12.647cm" svg:y2="0.556cm"><text:p/></draw:line><draw:line text:anchor-type="paragraph" draw:z-index="7" draw:name="Фигура1" draw:style-name="gr3" draw:text-style-name="P14" svg:x1="10.474cm" svg:y1="0.556cm" svg:x2="12.647cm" svg:y2="0.556cm"><text:p/></draw:line><draw:line text:anchor-type="paragraph" draw:z-index="12" draw:name="Фигура1" draw:style-name="gr1" draw:text-style-name="P14" svg:x1="10.474cm" svg:y1="0.556cm" svg:x2="12.647cm" svg:y2="0.556cm"><text:p/></draw:line><text:span text:style-name="T5">Старший и</text:span>нструктор-методист <text:s text:c="2"/><text:tab/> <text:s text:c="48"/><text:span text:style-name="T5">И.П.Китайгородская</text:span></text:p>
      <text:p text:style-name="P10"><draw:line text:anchor-type="paragraph" draw:z-index="3" draw:name="Фигура1" draw:style-name="gr2" draw:text-style-name="P14" svg:x1="10.474cm" svg:y1="0.556cm" svg:x2="12.647cm" svg:y2="0.556cm"><text:p/></draw:line><draw:line text:anchor-type="paragraph" draw:z-index="8" draw:name="Фигура1" draw:style-name="gr3" draw:text-style-name="P14" svg:x1="10.474cm" svg:y1="0.556cm" svg:x2="12.647cm" svg:y2="0.556cm"><text:p/></draw:line><draw:line text:anchor-type="paragraph" draw:z-index="13" draw:name="Фигура1" draw:style-name="gr1" draw:text-style-name="P14" svg:x1="10.474cm" svg:y1="0.556cm" svg:x2="12.647cm" svg:y2="0.556cm"><text:p/></draw:line><text:span text:style-name="T5">И</text:span>нструктор-методист <text:s text:c="2"/><text:tab/> <text:s text:c="8"/><text:tab/><text:tab/><text:tab/> <text:s text:c="38"/><text:span text:style-name="T5">А.А.Тополян</text:span></text:p>
      <text:p text:style-name="P10"><draw:line text:anchor-type="paragraph" draw:z-index="4" draw:name="Фигура1" draw:style-name="gr2" draw:text-style-name="P14" svg:x1="10.474cm" svg:y1="0.556cm" svg:x2="12.647cm" svg:y2="0.556cm"><text:p/></draw:line><draw:line text:anchor-type="paragraph" draw:z-index="9" draw:name="Фигура1" draw:style-name="gr3" draw:text-style-name="P14" svg:x1="10.474cm" svg:y1="0.556cm" svg:x2="12.647cm" svg:y2="0.556cm"><text:p/></draw:line><draw:line text:anchor-type="paragraph" draw:z-index="14" draw:name="Фигура1" draw:style-name="gr1" draw:text-style-name="P14" svg:x1="10.474cm" svg:y1="0.556cm" svg:x2="12.647cm" svg:y2="0.556cm"><text:p/></draw:line><text:span text:style-name="T5">И</text:span>нструктор-методист <text:s text:c="2"/><text:tab/> <text:s text:c="8"/><text:tab/><text:tab/><text:tab/> <text:s text:c="38"/>С.В.Козырев</text:p>
      <text:p text:style-name="P11">С актом проверки ознакомлен:</text:p>
      <text:p text:style-name="P12"><draw:line text:anchor-type="paragraph" draw:z-index="5" draw:name="Фигура1" draw:style-name="gr2" draw:text-style-name="P14" svg:x1="10.474cm" svg:y1="0.556cm" svg:x2="12.647cm" svg:y2="0.556cm"><text:p/></draw:line><draw:line text:anchor-type="paragraph" draw:z-index="10" draw:name="Фигура1" draw:style-name="gr3" draw:text-style-name="P14" svg:x1="10.474cm" svg:y1="0.556cm" svg:x2="12.647cm" svg:y2="0.556cm"><text:p/></draw:line><draw:line text:anchor-type="paragraph" draw:z-index="15" draw:name="Фигура1" draw:style-name="gr1" draw:text-style-name="P14" svg:x1="10.474cm" svg:y1="0.556cm" svg:x2="12.647cm" svg:y2="0.556cm"><text:p/></draw:line>Тренер <text:tab/><text:tab/><text:tab/><text:tab/> <text:s text:c="58"/>В.<text:span text:style-name="T8">А</text:span>.<text:span text:style-name="T4">Алексеев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5T11:25:00.913000000</meta:creation-date>
    <dc:date>2017-02-21T17:25:45.654000000</dc:date>
    <meta:editing-duration>PT57M32S</meta:editing-duration>
    <meta:editing-cycles>12</meta:editing-cycles>
    <meta:generator>LibreOffice/5.3.0.3$Windows_x86 LibreOffice_project/7074905676c47b82bbcfbea1aeefc84afe1c50e1</meta:generator>
    <meta:print-date>2017-02-21T15:34:02.898000000</meta:print-date>
    <meta:document-statistic meta:table-count="0" meta:image-count="0" meta:object-count="0" meta:page-count="1" meta:paragraph-count="24" meta:word-count="157" meta:character-count="1733" meta:non-whitespace-character-count="1299"/>
  </office:meta>
</office:document-meta>
</file>